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390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4514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1.1076in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none" fo:border-top="none" fo:border-bottom="0.05pt solid #000000"/>
    </style:style>
    <style:style style:name="Table7.F9" style:family="table-cell">
      <style:table-cell-properties fo:padding="0.0382in" fo:border-left="0.05pt solid #000000" fo:border-right="none" fo:border-top="none" fo:border-bottom="0.05pt solid #000000"/>
    </style:style>
    <style:style style:name="Table7.G9" style:family="table-cell">
      <style:table-cell-properties fo:padding="0.0382in" fo:border-left="0.05pt solid #000000" fo:border-right="none" fo:border-top="none" fo:border-bottom="0.05pt solid #000000"/>
    </style:style>
    <style:style style:name="Table7.H9" style:family="table-cell">
      <style:table-cell-properties fo:padding="0.0382in" fo:border-left="0.05pt solid #000000" fo:border-right="none" fo:border-top="none" fo:border-bottom="0.05pt solid #000000"/>
    </style:style>
    <style:style style:name="Table7.I9" style:family="table-cell">
      <style:table-cell-properties fo:padding="0.0382in" fo:border-left="0.05pt solid #000000" fo:border-right="none" fo:border-top="none" fo:border-bottom="0.05pt solid #000000"/>
    </style:style>
    <style:style style:name="Table7.J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fo:font-size="10.5pt" fo:font-weight="bold" officeooo:rsid="0074bacc" officeooo:paragraph-rsid="00f9951b" style:font-name-asian="Noto Sans CJK SC" style:font-size-asian="10.5pt" style:font-weight-asian="bold" style:font-name-complex="Lohit Devanagari" style:font-size-complex="10.5pt" style:font-weight-complex="bold"/>
    </style:style>
    <style:style style:name="P7" style:family="paragraph" style:parent-style-name="Preformatted_20_Text">
      <style:text-properties style:font-name="Arial1" fo:font-size="10.5pt" fo:font-weight="bold" officeooo:rsid="0074bacc" officeooo:paragraph-rsid="0120c2c9" style:font-name-asian="Noto Sans CJK SC" style:font-size-asian="10.5pt" style:font-weight-asian="bold" style:font-name-complex="Lohit Devanagari" style:font-size-complex="10.5pt" style:font-weight-complex="bold"/>
    </style:style>
    <style:style style:name="P8" style:family="paragraph" style:parent-style-name="Preformatted_20_Text">
      <style:text-properties style:font-name="Arial1" officeooo:paragraph-rsid="00f9951b"/>
    </style:style>
    <style:style style:name="P9" style:family="paragraph" style:parent-style-name="Preformatted_20_Text">
      <style:text-properties style:font-name="Arial1" officeooo:paragraph-rsid="0120c2c9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120c2c9"/>
    </style:style>
    <style:style style:name="P14" style:family="paragraph" style:parent-style-name="Text_20_body">
      <style:text-properties officeooo:paragraph-rsid="0131307d"/>
    </style:style>
    <style:style style:name="P15" style:family="paragraph" style:parent-style-name="Text_20_body">
      <style:text-properties officeooo:rsid="0131307d" officeooo:paragraph-rsid="0131307d"/>
    </style:style>
    <style:style style:name="P16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Heading_20_1" style:list-style-name="">
      <style:paragraph-properties>
        <style:tab-stops/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 style:master-page-name="Landscape">
      <style:paragraph-properties style:page-number="auto"/>
      <style:text-properties style:font-name="Arial1"/>
    </style:style>
    <style:style style:name="P23" style:family="paragraph" style:parent-style-name="Heading_20_2">
      <style:text-properties style:font-name="Arial1" officeooo:paragraph-rsid="0019f39c"/>
    </style:style>
    <style:style style:name="P24" style:family="paragraph" style:parent-style-name="Heading_20_2">
      <style:text-properties style:font-name="Arial1" officeooo:paragraph-rsid="00f87922"/>
    </style:style>
    <style:style style:name="P25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26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27" style:family="paragraph" style:parent-style-name="Heading_20_2">
      <style:text-properties officeooo:paragraph-rsid="0120c2c9"/>
    </style:style>
    <style:style style:name="P28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29" style:family="paragraph" style:parent-style-name="Heading_20_2">
      <style:paragraph-properties fo:break-before="page"/>
      <style:text-properties style:font-name="Arial1" officeooo:paragraph-rsid="00f87922"/>
    </style:style>
    <style:style style:name="P30" style:family="paragraph" style:parent-style-name="Heading_20_2">
      <style:paragraph-properties fo:break-before="page"/>
      <style:text-properties style:font-name="Arial1" officeooo:paragraph-rsid="00f9951b"/>
    </style:style>
    <style:style style:name="P31" style:family="paragraph" style:parent-style-name="Heading_20_2" style:master-page-name="Standard">
      <style:paragraph-properties style:page-number="auto"/>
      <style:text-properties officeooo:paragraph-rsid="0134b461"/>
    </style:style>
    <style:style style:name="P32" style:family="paragraph" style:parent-style-name="Heading_20_3">
      <style:text-properties style:font-name="Arial1"/>
    </style:style>
    <style:style style:name="P33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4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5" style:family="paragraph" style:parent-style-name="Heading_20_3">
      <style:text-properties style:font-name="Arial1" officeooo:paragraph-rsid="00ee2c0c"/>
    </style:style>
    <style:style style:name="P36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7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" style:family="paragraph" style:parent-style-name="Preformatted_20_Text">
      <style:text-properties style:font-name="Arial1" officeooo:paragraph-rsid="001225b1"/>
    </style:style>
    <style:style style:name="P39" style:family="paragraph" style:parent-style-name="Text_20_body">
      <style:text-properties officeooo:paragraph-rsid="013279f1"/>
    </style:style>
    <style:style style:name="P40" style:family="paragraph" style:parent-style-name="Text_20_body">
      <style:text-properties officeooo:rsid="013279f1" officeooo:paragraph-rsid="013279f1"/>
    </style:style>
    <style:style style:name="P41" style:family="paragraph" style:parent-style-name="Text_20_body" style:master-page-name="Landscap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officeooo:rsid="0019f39c"/>
    </style:style>
    <style:style style:name="T4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6" style:family="text">
      <style:text-properties officeooo:rsid="002a5df6"/>
    </style:style>
    <style:style style:name="T7" style:family="text">
      <style:text-properties officeooo:rsid="00740763"/>
    </style:style>
    <style:style style:name="T8" style:family="text">
      <style:text-properties officeooo:rsid="00f87922"/>
    </style:style>
    <style:style style:name="T9" style:family="text">
      <style:text-properties officeooo:rsid="00faa5f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0f849c" style:font-weight-asian="normal" style:font-weight-complex="normal"/>
    </style:style>
    <style:style style:name="T12" style:family="text">
      <style:text-properties officeooo:rsid="0105571c"/>
    </style:style>
    <style:style style:name="T13" style:family="text">
      <style:text-properties style:font-name="Arial1"/>
    </style:style>
    <style:style style:name="T14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officeooo:rsid="0115191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740763" style:font-name-asian="Noto Sans CJK SC" style:font-name-complex="Lohit Devanagari"/>
    </style:style>
    <style:style style:name="T21" style:family="text">
      <style:text-properties officeooo:rsid="00f87922" style:font-name-asian="Noto Sans CJK SC" style:font-name-complex="Lohit Devanagari"/>
    </style:style>
    <style:style style:name="T22" style:family="text">
      <style:text-properties officeooo:rsid="00f87922" style:font-name-asian="Noto Sans Mono CJK SC" style:font-name-complex="Liberation Mono"/>
    </style:style>
    <style:style style:name="T23" style:family="text">
      <style:text-properties officeooo:rsid="00f7b155" style:font-name-asian="Noto Sans Mono CJK SC" style:font-name-complex="Liberation Mono"/>
    </style:style>
    <style:style style:name="T24" style:family="text">
      <style:text-properties officeooo:rsid="01151910" style:font-name-asian="Noto Sans Mono CJK SC" style:font-name-complex="Liberation Mono"/>
    </style:style>
    <style:style style:name="T25" style:family="text">
      <style:text-properties fo:font-size="10pt" style:font-name-asian="Noto Sans Mono CJK SC" style:font-size-asian="10pt" style:font-name-complex="Liberation Mono" style:font-size-complex="10pt"/>
    </style:style>
    <style:style style:name="T26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27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28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29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30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31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33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34" style:family="text">
      <style:text-properties fo:font-size="10pt" fo:font-weight="bold" officeooo:rsid="0122a94b" style:font-name-asian="Noto Sans Mono CJK SC" style:font-size-asian="10pt" style:font-weight-asian="bold" style:font-name-complex="Liberation Mono" style:font-size-complex="10pt" style:font-weight-complex="bold"/>
    </style:style>
    <style:style style:name="T35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37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38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39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5" style:family="text">
      <style:text-properties style:font-name="Arial" officeooo:rsid="011a8610"/>
    </style:style>
    <style:style style:name="T46" style:family="text">
      <style:text-properties style:font-name="Arial" officeooo:rsid="011b778b"/>
    </style:style>
    <style:style style:name="T47" style:family="text">
      <style:text-properties officeooo:rsid="011d6250"/>
    </style:style>
    <style:style style:name="T48" style:family="text">
      <style:text-properties fo:language="en" fo:country="US"/>
    </style:style>
    <style:style style:name="T49" style:family="text">
      <style:text-properties officeooo:rsid="012a4b15"/>
    </style:style>
    <style:style style:name="T50" style:family="text">
      <style:text-properties officeooo:rsid="0134752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625_662134398" text:style-name="Index_20_Link" text:visited-style-name="Index_20_Link">Guideline<text:tab/>2</text:a></text:p>
          <text:p text:style-name="P18"><text:a xlink:type="simple" xlink:href="#__RefHeading___Toc1627_662134398" text:style-name="Index_20_Link" text:visited-style-name="Index_20_Link">How write a test ?<text:tab/>2</text:a></text:p>
          <text:p text:style-name="P18"><text:a xlink:type="simple" xlink:href="#__RefHeading___Toc1629_662134398" text:style-name="Index_20_Link" text:visited-style-name="Index_20_Link">Checklist<text:tab/>4</text:a></text:p>
          <text:p text:style-name="P19"><text:a xlink:type="simple" xlink:href="#__RefHeading___Toc2675_3447397161" text:style-name="Index_20_Link" text:visited-style-name="Index_20_Link">PauseModule<text:tab/>4</text:a></text:p>
          <text:p text:style-name="P19"><text:a xlink:type="simple" xlink:href="#__RefHeading___Toc2699_1900338001" text:style-name="Index_20_Link" text:visited-style-name="Index_20_Link">MintModule<text:tab/>4</text:a></text:p>
          <text:p text:style-name="P19"><text:a xlink:type="simple" xlink:href="#__RefHeading___Toc2701_1900338001" text:style-name="Index_20_Link" text:visited-style-name="Index_20_Link">BurnModule<text:tab/>4</text:a></text:p>
          <text:p text:style-name="P19"><text:a xlink:type="simple" xlink:href="#__RefHeading___Toc2703_1900338001" text:style-name="Index_20_Link" text:visited-style-name="Index_20_Link">ValidationModule<text:tab/>5</text:a></text:p>
          <text:p text:style-name="P17"><text:a xlink:type="simple" xlink:href="#__RefHeading___Toc1631_662134398" text:style-name="Index_20_Link" text:visited-style-name="Index_20_Link">Test list<text:tab/>6</text:a></text:p>
          <text:p text:style-name="P18"><text:a xlink:type="simple" xlink:href="#__RefHeading___Toc2705_1900338001" text:style-name="Index_20_Link" text:visited-style-name="Index_20_Link">Test A - PauseModule<text:tab/>6</text:a></text:p>
          <text:p text:style-name="P18"><text:a xlink:type="simple" xlink:href="#__RefHeading___Toc2642_3447397161" text:style-name="Index_20_Link" text:visited-style-name="Index_20_Link">Test B - MintModule<text:tab/>8</text:a></text:p>
          <text:p text:style-name="P18"><text:a xlink:type="simple" xlink:href="#__RefHeading___Toc2707_1900338001" text:style-name="Index_20_Link" text:visited-style-name="Index_20_Link">Test C - BurnModule<text:tab/>9</text:a></text:p>
          <text:p text:style-name="P18"><text:a xlink:type="simple" xlink:href="#__RefHeading___Toc1426_2673125494" text:style-name="Index_20_Link" text:visited-style-name="Index_20_Link">Test D - ValidationModule<text:tab/>10</text:a></text:p>
        </text:index-body>
      </text:table-of-content>
      <text:p text:style-name="Text_20_body"/>
      <text:h text:style-name="P20" text:outline-level="1"/>
      <text:h text:style-name="P21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23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4647547781840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647547806960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4647547808480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45">A</text:span>ssertion to check your arrange</text:p>
          </table:table-cell>
        </table:table-row>
        <table:table-row table:style-name="TableLine94647547809552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46">tested function</text:span></text:p>
          </table:table-cell>
        </table:table-row>
        <table:table-row table:style-name="TableLine94647547810880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47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18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41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4647547815136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39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4647547850352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4647547851536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40">[both, Foundry, Truffle]</text:p>
          </table:table-cell>
          <table:table-cell table:style-name="Table3.D3" office:value-type="string">
            <text:p text:style-name="Text_20_body">The <text:s/><text:span text:style-name="T50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19">“no”</text:span><text:span text:style-name="T18"> </text:span>means “events are not checked”</text:p>
            <text:p text:style-name="Text_20_body">“-” <text:span text:style-name="T19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17">Test </text:span><text:span text:style-name="T24">with</text:span><text:span text:style-name="T17"> Truffle</text:span></text:p>
            <text:p text:style-name="Text_20_body">[As expected] or[Not as exepect<text:span text:style-name="T6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17">Test </text:span><text:span text:style-name="T24">with</text:span><text:span text:style-name="T17"> Foundry</text:span></text:p>
            <text:p text:style-name="Text_20_body">[As expected] or[Not as exepect<text:span text:style-name="T6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28" text:outline-level="2"/>
      <text:h text:style-name="P31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</text:p>
      <text:h text:style-name="P33" text:outline-level="3"><text:bookmark-start text:name="__RefHeading___Toc2675_3447397161"/>PauseModule<text:bookmark-end text:name="__RefHeading___Toc2675_3447397161"/></text:h>
      <text:p text:style-name="Text_20_body">File : <text:span text:style-name="T29">PauseModule.sol</text:span></text:p>
      <table:table table:name="Table4" table:style-name="Table4">
        <table:table-column table:style-name="Table4.A"/>
        <table:table-column table:style-name="Table4.B"/>
        <table:table-row table:style-name="TableLine94647547862112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4647547874240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4647547875776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32" text:outline-level="3"><text:bookmark-start text:name="__RefHeading___Toc2699_1900338001"/>MintModule<text:bookmark-end text:name="__RefHeading___Toc2699_1900338001"/></text:h>
      <text:p text:style-name="Text_20_body">File : <text:span text:style-name="T29">MintModule.sol</text:span></text:p>
      <table:table table:name="Table14" table:style-name="Table14">
        <table:table-column table:style-name="Table14.A"/>
        <table:table-column table:style-name="Table14.B"/>
        <table:table-row table:style-name="TableLine94647547879856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4647547885488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35" text:outline-level="3"><text:bookmark-start text:name="__RefHeading___Toc2701_1900338001"/><text:span text:style-name="T39">Burn</text:span>Module<text:bookmark-end text:name="__RefHeading___Toc2701_1900338001"/></text:h>
      <text:p text:style-name="Text_20_body">File : <text:span text:style-name="T30">Burn</text:span><text:span text:style-name="T29">Module.sol</text:span></text:p>
      <table:table table:name="Table19" table:style-name="Table19">
        <table:table-column table:style-name="Table19.A"/>
        <table:table-column table:style-name="Table19.B"/>
        <table:table-row table:style-name="TableLine94647547892928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4647547900368">
          <table:table-cell table:style-name="Table19.A2" office:value-type="string">
            <text:p text:style-name="Text_20_body">burnFrom</text:p>
          </table:table-cell>
          <table:table-cell table:style-name="Table19.B2" office:value-type="string">
            <text:p text:style-name="Text_20_body">C1,C2,C3,C4</text:p>
          </table:table-cell>
        </table:table-row>
      </table:table>
      <text:p text:style-name="Text_20_body"/>
      <text:h text:style-name="P34" text:outline-level="3"/>
      <text:h text:style-name="P36" text:outline-level="3"><text:bookmark-start text:name="__RefHeading___Toc2703_1900338001"/>ValidationModule<text:bookmark-end text:name="__RefHeading___Toc2703_1900338001"/></text:h>
      <text:p text:style-name="Text_20_body">File : <text:span text:style-name="T31">Validation</text:span><text:span text:style-name="T29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4647547902480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4647547918928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15">D1, D2</text:p>
          </table:table-cell>
        </table:table-row>
        <table:table-row table:style-name="TableLine94647547920208">
          <table:table-cell table:style-name="Table20.A3" office:value-type="string">
            <text:p text:style-name="P14">detectTransferRestriction</text:p>
          </table:table-cell>
          <table:table-cell table:style-name="Table20.B3" office:value-type="string">
            <text:p text:style-name="P15">D3, D5</text:p>
          </table:table-cell>
        </table:table-row>
        <table:table-row table:style-name="TableLine94647547920848">
          <table:table-cell table:style-name="Table20.A4" office:value-type="string">
            <text:p text:style-name="P14">messageForTransferRestriction</text:p>
          </table:table-cell>
          <table:table-cell table:style-name="Table20.B4" office:value-type="string">
            <text:p text:style-name="P15">D4, D6</text:p>
          </table:table-cell>
        </table:table-row>
        <table:table-row table:style-name="TableLine94647547922608">
          <table:table-cell table:style-name="Table20.A5" office:value-type="string">
            <text:p text:style-name="P15">transfer</text:p>
          </table:table-cell>
          <table:table-cell table:style-name="Table20.B5" office:value-type="string">
            <text:p text:style-name="P15">D7, D8</text:p>
          </table:table-cell>
        </table:table-row>
        <table:table-row table:style-name="TableLine94647547924368">
          <table:table-cell table:style-name="Table20.A6" office:value-type="string">
            <text:p text:style-name="P15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32" text:outline-level="3"/>
      <text:h text:style-name="P22" text:outline-level="1"><text:bookmark-start text:name="__RefHeading___Toc1631_662134398"/>Test <text:span text:style-name="T3">list</text:span><text:bookmark-end text:name="__RefHeading___Toc1631_662134398"/></text:h>
      <text:h text:style-name="P24" text:outline-level="2"><text:bookmark-start text:name="__RefHeading___Toc2705_1900338001"/>Test <text:span text:style-name="T40">A - </text:span><text:span text:style-name="T42">PauseModule</text:span><text:bookmark-end text:name="__RefHeading___Toc2705_1900338001"/></text:h>
      <text:p text:style-name="Text_20_body"><text:span text:style-name="T20">Target </text:span><text:span text:style-name="T21">File:</text:span><text:span text:style-name="T2"> </text:span><text:span text:style-name="T22">Pause</text:span><text:span text:style-name="T23">Module</text:span><text:span text:style-name="T21">.sol</text:span></text:p>
      <text:p text:style-name="Text_20_body"><text:span text:style-name="T7">Target </text:span>File: <text:span text:style-name="T35">MintModule</text:span><text:span text:style-name="T10">.sol</text:span></text:p>
      <text:p text:style-name="Text_20_body"><text:span text:style-name="T10">Test files:</text:span> <text:span text:style-name="T10">MintModuleCommon.js (Truffle), MintModule.t.sol(Foundry</text:span><text:span text:style-name="T11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647547927920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4647548021248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Text_20_body">testCanBePausedBy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2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ext:soft-page-break/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/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12">by an 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26">The transfer is r</text:span><text:span text:style-name="T27">evert</text:span><text:span text:style-name="T26">ed</text:span><text:span text:style-name="T27"> because the </text:span><text:span text:style-name="T26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8">The transfer is r</text:span>evert<text:span text:style-name="T8">ed</text:span> because the <text:span text:style-name="T8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25" text:outline-level="2"/>
      <text:h text:style-name="P29" text:outline-level="2"><text:bookmark-start text:name="__RefHeading___Toc2642_3447397161"/>Test <text:span text:style-name="T40">B - </text:span><text:span text:style-name="T43">MintModule</text:span><text:bookmark-end text:name="__RefHeading___Toc2642_3447397161"/></text:h>
      <text:p text:style-name="Text_20_body"><text:span text:style-name="T7">Target </text:span>File : <text:span text:style-name="T35">MintModule</text:span><text:span text:style-name="T10">.sol</text:span></text:p>
      <text:p text:style-name="Text_20_body"><text:span text:style-name="T10">Test files:</text:span><text:span text:style-name="T1"> </text:span><text:span text:style-name="T10">MintModuleCommon.js (Truffle), MintModule.t.sol(Foundry</text:span><text:span text:style-name="T11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4647547960416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4647548108464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26" text:outline-level="2"/>
      <text:h text:style-name="P30" text:outline-level="2"><text:bookmark-start text:name="__RefHeading___Toc2707_1900338001"/>Test <text:span text:style-name="T41">C - </text:span><text:span text:style-name="T44">BurnModule</text:span><text:bookmark-end text:name="__RefHeading___Toc2707_1900338001"/></text:h>
      <text:p text:style-name="Text_20_body"><text:span text:style-name="T7">Target </text:span>File : <text:span text:style-name="T32">Burn</text:span><text:span text:style-name="T33">Module</text:span><text:span text:style-name="T1">.sol</text:span></text:p>
      <text:p text:style-name="P6"/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4647548070288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Text_20_body">burnFrom</text:p>
          </table:table-cell>
          <table:table-cell table:style-name="Table6.E2" office:value-type="string">
            <text:p text:style-name="Text_20_body">The tokens are <text:span text:style-name="T9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4647548180224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Text_20_body">burnFrom</text:p>
          </table:table-cell>
          <table:table-cell table:style-name="Table6.E3" office:value-type="string">
            <text:p text:style-name="Text_20_body"><text:span text:style-name="T25">The tokens are </text:span><text:span text:style-name="T9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Text_20_body">Both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27">Revert because </text:span><text:span text:style-name="T28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Text_20_body">4</text:p>
          </table:table-cell>
          <table:table-cell table:style-name="Table6.B5" office:value-type="string">
            <text:p text:style-name="Text_20_body">testCannotBeBurntWithoutBurnerRole</text:p>
          </table:table-cell>
          <table:table-cell table:style-name="Table6.C5" office:value-type="string">
            <text:p text:style-name="Text_20_body">Both</text:p>
          </table:table-cell>
          <table:table-cell table:style-name="Table6.D5" office:value-type="string">
            <text:p text:style-name="Text_20_body">burnFrom</text:p>
          </table:table-cell>
          <table:table-cell table:style-name="Table6.E5" office:value-type="string">
            <text:p text:style-name="Text_20_body"><text:span text:style-name="T27">Revert because </text:span><text:span text:style-name="T28">the sender has not the right role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Text_20_body">As expected</text:p>
          </table:table-cell>
          <table:table-cell table:style-name="Table6.I5" office:value-type="string">
            <text:p text:style-name="Text_20_body">Ok</text:p>
          </table:table-cell>
          <table:table-cell table:style-name="Table6.J5" office:value-type="string">
            <text:p text:style-name="Text_20_body"/>
          </table:table-cell>
        </table:table-row>
      </table:table>
      <text:p text:style-name="P8"/>
      <text:h text:style-name="P27" text:outline-level="2"><text:bookmark-start text:name="__RefHeading___Toc1426_2673125494"/><text:soft-page-break/><text:span text:style-name="T13">Test </text:span><text:span text:style-name="T16">D</text:span><text:span text:style-name="T14"> - </text:span><text:span text:style-name="T16">Validation</text:span><text:span text:style-name="T15">Module</text:span><text:bookmark-end text:name="__RefHeading___Toc1426_2673125494"/></text:h>
      <text:p text:style-name="P13"><text:span text:style-name="T7">Target </text:span>File : <text:span text:style-name="T34">Validation</text:span><text:span text:style-name="T33">Module</text:span><text:span text:style-name="T1">.sol</text:span></text:p>
      <text:p text:style-name="P7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4647548205520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1</text:p>
          </table:table-cell>
          <table:table-cell table:style-name="Table7.B2" office:value-type="string">
            <text:p text:style-name="Text_20_body">testCanBeSetByAdmin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setRuleEngine</text:p>
          </table:table-cell>
          <table:table-cell table:style-name="Table7.E2" office:value-type="string">
            <text:p text:style-name="Text_20_body">The RuleEngine is set</text:p>
          </table:table-cell>
          <table:table-cell table:style-name="Table7.F2" office:value-type="string">
            <text:p text:style-name="Text_20_body">Yes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Line94647548299264">
          <table:table-cell table:style-name="Table7.A3" office:value-type="string">
            <text:p text:style-name="Text_20_body">2</text:p>
          </table:table-cell>
          <table:table-cell table:style-name="Table7.B3" office:value-type="string">
            <text:p text:style-name="Text_20_body">testCannotBeSetByNonAdmin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setRuleEngine</text:p>
          </table:table-cell>
          <table:table-cell table:style-name="Table7.E3" office:value-type="string">
            <text:p text:style-name="Text_20_body">The transaction is reverted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3</text:p>
          </table:table-cell>
          <table:table-cell table:style-name="Table7.B4" office:value-type="string">
            <text:p text:style-name="Text_20_body">testCanDetectTransferRestrictionValidTransfer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ction</text:p>
          </table:table-cell>
          <table:table-cell table:style-name="Table7.E4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4">
          <table:table-cell table:style-name="Table7.A5" office:value-type="string">
            <text:p text:style-name="Text_20_body">4</text:p>
          </table:table-cell>
          <table:table-cell table:style-name="Table7.B5" office:value-type="string">
            <text:p text:style-name="Text_20_body">testCanReturnMessageValidTransfer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36">The returned </text:span><text:span text:style-name="T4">message </text:span><text:span text:style-name="T36">corresponds to that of a valid transfer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>As expected</text:p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6">
          <table:table-cell table:style-name="Table7.A6" office:value-type="string">
            <text:p text:style-name="Text_20_body">5</text:p>
          </table:table-cell>
          <table:table-cell table:style-name="Table7.B6" office:value-type="string">
            <text:p text:style-name="Text_20_body">testCanDetectTransferRestrictionWithAmou<text:soft-page-break/>ntTooHigh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detectTransferRestriction</text:p>
          </table:table-cell>
          <table:table-cell table:style-name="Table7.E6" office:value-type="string">
            <text:p text:style-name="Text_20_body"><text:span text:style-name="T37">The returned code corresponds to that of a </text:span><text:span text:style-name="T38">in</text:span><text:span text:style-name="T37">valid transfer </text:span><text:span text:style-name="T38">in reason of </text:span><text:bookmark text:name="tw-target-text"/><text:span text:style-name="T48">excessive amount</text:span><text:bookmark text:name="tw-target-rmn"/></text:p>
            <text:p text:style-name="Text_20_body"><text:soft-page-break/></text:p>
          </table:table-cell>
          <table:table-cell table:style-name="Table7.F6" office:value-type="string">
            <text:p text:style-name="Text_20_body">-</text:p>
          </table:table-cell>
          <table:table-cell table:style-name="Table7.G6" office:value-type="string">
            <text:p text:style-name="Text_20_body">As expected</text:p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4">
          <table:table-cell table:style-name="Table7.A7" office:value-type="string">
            <text:p text:style-name="Text_20_body">6</text:p>
          </table:table-cell>
          <table:table-cell table:style-name="Table7.B7" office:value-type="string">
            <text:p text:style-name="Text_20_body">testCanReturnMessageWithAmountTooHigh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messageForTransferRestriction</text:p>
          </table:table-cell>
          <table:table-cell table:style-name="Table7.E7" office:value-type="string">
            <text:p text:style-name="Text_20_body"><text:span text:style-name="T37">The returned </text:span><text:span text:style-name="T5">message</text:span><text:span text:style-name="T37"> corresponds to that of a </text:span><text:span text:style-name="T38">in</text:span><text:span text:style-name="T37">valid transfer </text:span><text:span text:style-name="T38">in reason of </text:span><text:bookmark text:name="tw-target-text1"/><text:span text:style-name="T48">excessive amount</text:span></text:p>
          </table:table-cell>
          <table:table-cell table:style-name="Table7.F7" office:value-type="string">
            <text:p text:style-name="Text_20_body">-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  <table:table-row table:style-name="Table7.4">
          <table:table-cell table:style-name="Table7.A8" office:value-type="string">
            <text:p text:style-name="Text_20_body">7</text:p>
          </table:table-cell>
          <table:table-cell table:style-name="Table7.B8" office:value-type="string">
            <text:p text:style-name="Text_20_body">testCanTransferAllowedByRule</text:p>
          </table:table-cell>
          <table:table-cell table:style-name="Table7.C8" office:value-type="string">
            <text:p text:style-name="Text_20_body">both</text:p>
          </table:table-cell>
          <table:table-cell table:style-name="Table7.D8" office:value-type="string">
            <text:p text:style-name="Text_20_body">transfer</text:p>
          </table:table-cell>
          <table:table-cell table:style-name="Table7.E8" office:value-type="string">
            <text:p text:style-name="Text_20_body">The transfer is performed</text:p>
          </table:table-cell>
          <table:table-cell table:style-name="Table7.F8" office:value-type="string">
            <text:p text:style-name="Text_20_body">No</text:p>
          </table:table-cell>
          <table:table-cell table:style-name="Table7.G8" office:value-type="string">
            <text:p text:style-name="Text_20_body"/>
          </table:table-cell>
          <table:table-cell table:style-name="Table7.H8" office:value-type="string">
            <text:p text:style-name="Text_20_body">As expected</text:p>
          </table:table-cell>
          <table:table-cell table:style-name="Table7.I8" office:value-type="string">
            <text:p text:style-name="Text_20_body">Ok</text:p>
          </table:table-cell>
          <table:table-cell table:style-name="Table7.J8" office:value-type="string">
            <text:p text:style-name="Text_20_body"/>
          </table:table-cell>
        </table:table-row>
        <table:table-row table:style-name="Table7.4">
          <table:table-cell table:style-name="Table7.A9" office:value-type="string">
            <text:p text:style-name="Text_20_body">8</text:p>
          </table:table-cell>
          <table:table-cell table:style-name="Table7.B9" office:value-type="string">
            <text:p text:style-name="Text_20_body">testCannotTransferIfNotAllowedByRule</text:p>
          </table:table-cell>
          <table:table-cell table:style-name="Table7.C9" office:value-type="string">
            <text:p text:style-name="Text_20_body">both</text:p>
          </table:table-cell>
          <table:table-cell table:style-name="Table7.D9" office:value-type="string">
            <text:p text:style-name="Text_20_body">transfer</text:p>
          </table:table-cell>
          <table:table-cell table:style-name="Table7.E9" office:value-type="string">
            <text:p text:style-name="Text_20_body">The transfer is <text:s/><text:span text:style-name="T49">not </text:span>performed, <text:span text:style-name="T49">the transaction is reverted.</text:span></text:p>
          </table:table-cell>
          <table:table-cell table:style-name="Table7.F9" office:value-type="string">
            <text:p text:style-name="Text_20_body">No</text:p>
          </table:table-cell>
          <table:table-cell table:style-name="Table7.G9" office:value-type="string">
            <text:p text:style-name="Text_20_body"/>
          </table:table-cell>
          <table:table-cell table:style-name="Table7.H9" office:value-type="string">
            <text:p text:style-name="Text_20_body">As expected</text:p>
          </table:table-cell>
          <table:table-cell table:style-name="Table7.I9" office:value-type="string">
            <text:p text:style-name="Text_20_body">Ok</text:p>
          </table:table-cell>
          <table:table-cell table:style-name="Table7.J9" office:value-type="string">
            <text:p text:style-name="Text_20_body"/>
          </table:table-cell>
        </table:table-row>
      </table:table>
      <text:p text:style-name="P37"><text:bookmark-start text:name="__RefHeading___Toc2709_1900338001"/><text:bookmark-end text:name="__RefHeading___Toc2709_190033800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1-16T17:25:26.480230230</dc:date>
    <meta:editing-duration>PT18H49M55S</meta:editing-duration>
    <meta:editing-cycles>215</meta:editing-cycles>
    <meta:generator>LibreOffice/6.4.7.2$Linux_X86_64 LibreOffice_project/40$Build-2</meta:generator>
    <meta:document-statistic meta:table-count="10" meta:image-count="0" meta:object-count="0" meta:page-count="11" meta:paragraph-count="357" meta:word-count="927" meta:character-count="5796" meta:non-whitespace-character-count="5218"/>
  </office:meta>
</office:document-meta>
</file>